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2" style:family="paragraph" style:parent-style-name="Standard">
      <style:paragraph-properties fo:text-align="center" style:justify-single-word="false">
        <style:tab-stops/>
      </style:paragraph-properties>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3"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style>
    <style:style style:name="P5"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weight-complex="bold"/>
    </style:style>
    <style:style style:name="P6"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weight-complex="normal"/>
    </style:style>
    <style:style style:name="P7"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weight-complex="normal"/>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Text_20_body">
      <style:paragraph-properties fo:text-align="justify" style:justify-single-word="false">
        <style:tab-stops>
          <style:tab-stop style:position="9.252cm"/>
        </style:tab-stops>
      </style:paragraph-properties>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Text_20_body">
      <style:paragraph-properties fo:text-align="justify" style:justify-single-word="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13" style:family="paragraph" style:parent-style-name="Text_20_body">
      <style:paragraph-properties fo:text-align="justify" style:justify-single-word="false">
        <style:tab-stops>
          <style:tab-stop style:position="9.502cm"/>
        </style:tab-stops>
      </style:paragraph-properties>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14" style:family="paragraph" style:parent-style-name="Text_20_body">
      <style:paragraph-properties fo:text-align="justify" style:justify-single-word="false">
        <style:tab-stops>
          <style:tab-stop style:position="9.252cm"/>
        </style:tab-stops>
      </style:paragraph-properties>
      <style:text-properties fo:font-size="11pt" fo:font-weight="bold" style:font-size-asian="11pt" style:font-weight-asian="bold" style:font-size-complex="11pt" style:font-weight-complex="bold"/>
    </style:style>
    <style:style style:name="P15" style:family="paragraph" style:parent-style-name="Text_20_body">
      <style:paragraph-properties>
        <style:tab-stops>
          <style:tab-stop style:position="9.252cm"/>
        </style:tab-stops>
      </style:paragraph-properties>
      <style:text-properties fo:font-size="11pt" style:font-size-asian="11pt" style:font-size-complex="11pt"/>
    </style:style>
    <style:style style:name="P16" style:family="paragraph" style:parent-style-name="Text_20_body">
      <style:paragraph-properties style:snap-to-layout-grid="false">
        <style:tab-stops>
          <style:tab-stop style:position="9.252cm"/>
        </style:tab-stops>
      </style:paragraph-properties>
      <style:text-properties fo:font-size="11pt" style:font-size-asian="11pt" style:font-size-complex="11pt"/>
    </style:style>
    <style:style style:name="P17" style:family="paragraph" style:parent-style-name="Standard">
      <style:paragraph-properties fo:text-align="center" style:justify-single-word="false">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name="Times New Roman" fo:font-style="italic" fo:font-weight="bold"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span text:style-name="T4"> </text:span></text:p>
      <text:p text:style-name="P17"/>
      <text:p text:style-name="P17"/>
      <text:p text:style-name="P17"><text:tab/><text:tab/><text:tab/><text:tab/> <text:s text:c="5"/></text:p>
      <text:p text:style-name="P17"/>
      <text:p text:style-name="P17"/>
      <text:p text:style-name="P13"><text:tab/><text:tab/><text:tab/>xxLaVillexx, le xxDatedujourxx</text:p>
      <text:p text:style-name="P14"><text:tab/><text:tab/><text:tab/>xxGenrexx xxNomxx xxPrenomxx</text:p>
      <text:p text:style-name="P14"><text:tab/><text:tab/><text:tab/>xxADR1xxx</text:p>
      <text:p text:style-name="P14"><text:tab/><text:tab/><text:tab/>xxADR2xx</text:p>
      <text:p text:style-name="P16">xxMSPAdressexx <text:s text:c="86"/><text:span text:style-name="T6">xxCodepostalxx xxVillexx</text:span></text:p>
      <text:p text:style-name="P15"/>
      <text:p text:style-name="P15">xxMSPxx</text:p>
      <text:p text:style-name="P15">xxMSP1xx</text:p>
      <text:p text:style-name="P11">Tél : xxMSP_Telephonexx<text:tab/><text:tab/><text:tab/></text:p>
      <text:p text:style-name="P18"/>
      <text:p text:style-name="P12">Réf. Dos. : xxMatriculexx</text:p>
      <text:p text:style-name="P3"><text:span text:style-name="T5">OBJET</text:span> :<text:span text:style-name="T1"> accompagnement dans le cadre du rSa – changement de référent au sein du Conseil Général</text:span></text:p>
      <text:p text:style-name="P1"/>
      <text:p text:style-name="P1"><text:tab/><text:span text:style-name="T4">Madame, Monsieur,</text:span></text:p>
      <text:p text:style-name="P8"/>
      <text:p text:style-name="P8"><text:tab/>Dans le cadre du dispositif rSa, Monsieur ou Madame …............., conseiller d'insertion ou assistant socio-éducatif, a été nommé(e) en tant que Référent pour assurer le suivi de votre parcours d'insertion.</text:p>
      <text:p text:style-name="P8"/>
      <text:p text:style-name="P8"><text:tab/>L'Equipe Pluridisciplinaire Locale de la MSP...............a examiné avec attention votre situation, et dans un souci de désigner le professionnel le mieux placé pour vous aider dans vos démarches d'insertion, elle s'est prononcée sur un changement de Référent. </text:p>
      <text:p text:style-name="P8"/>
      <text:p text:style-name="P8"><text:tab/>Je vous informe donc que Monsieur ou Madame …...................., conseiller d'insertion ou assistant socio-éducatif, sera désormais chargé(e )de votre accompagnement dans le cadre du rSa.</text:p>
      <text:p text:style-name="P8"/>
      <text:p text:style-name="P8"><text:tab/><text:span text:style-name="T1">Vous recevrez prochainement une convocation de sa part </text:span>et, en référence à la loi sur le Revenu de Solidarité Active, vous devrez vous présenter et répondre aux convocations qui vous seront fixées.</text:p>
      <text:p text:style-name="P9"/>
      <text:p text:style-name="P8"><text:span text:style-name="T1"><text:tab/></text:span><text:span text:style-name="T2">Veuillez</text:span><text:span text:style-name="T1"> </text:span><text:span text:style-name="T2">agréer, Madame, Monsieur, l'expression de mes salutations distinguées.</text:span><text:span text:style-name="T1"> <text:s text:c="17"/></text:span></text:p>
      <text:p text:style-name="P9"><text:s text:c="2"/></text:p>
      <text:p text:style-name="P5"/>
      <text:p text:style-name="P5"/>
      <text:p text:style-name="P4"><text:tab/><text:tab/><text:tab/> <text:s text:c="14"/><text:tab/><text:tab/><text:tab/><text:tab/><text:span text:style-name="T3"> Le Coordonnateur Technique,</text:span></text:p>
      <text:p text:style-name="P10"/>
      <text:p text:style-name="P10"/>
      <text:p text:style-name="P10"><text:tab/><text:tab/><text:tab/><text:tab/><text:tab/><text:tab/><text:tab/></text:p>
      <text:p text:style-name="P6"/>
      <text:p text:style-name="P7">Si vous contestez cette décision vous disposez d’un délai de 2 mois à compter de la date de réception de cette notification pour formuler un recours gracieux par courrier adressé au Président du Conseil Général - Mission rSa <text:s/>25 rue petite la Monnaie 66000 Perpign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athalie BROTONS</meta:initial-creator>
    <meta:creation-date>2010-08-24T16:30:07.29</meta:creation-date>
    <dc:date>2010-11-15T13:21:16.84</dc:date>
    <meta:editing-duration>PT04H58M37S</meta:editing-duration>
    <meta:editing-cycles>43</meta:editing-cycles>
    <meta:generator>OpenOffice.org/3.1$Win32 OpenOffice.org_project/310m11$Build-9399</meta:generator>
    <meta:print-date>2010-11-09T10:56:21.29</meta:print-date>
    <dc:creator>Prenom Nom</dc:creator>
    <meta:printed-by>Prenom Nom</meta:printed-by>
    <meta:document-statistic meta:table-count="0" meta:image-count="0" meta:object-count="0" meta:page-count="1" meta:paragraph-count="22" meta:word-count="222" meta:character-count="1690"/>
  </office:meta>
</office:document-meta>
</file>